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text-properties officeooo:paragraph-rsid="0009c6c4"/>
    </style:style>
    <style:style style:name="P3" style:family="paragraph" style:parent-style-name="Text_20_body">
      <style:text-properties officeooo:rsid="0009c6c4" officeooo:paragraph-rsid="0009c6c4"/>
    </style:style>
    <style:style style:name="P4" style:family="paragraph" style:parent-style-name="Text_20_body">
      <style:text-properties fo:font-weight="bold" officeooo:rsid="0009c6c4" officeooo:paragraph-rsid="0009c6c4" style:font-weight-asian="bold" style:font-weight-complex="bold"/>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officeooo:rsid="0009c6c4"/>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ee588f48-2236-dfad-294c-14a8c2cb6605"/>Blog Posts para el Home: </text:p>
      <text:p text:style-name="Text_20_body"/>
      <text:p text:style-name="P5">1.  6 Claves que debes saber sobre la Enfermedad Renal</text:p>
      <text:p text:style-name="Text_20_body"/>
      <text:p text:style-name="P6"><text:span text:style-name="T1">    </text:span><text:span text:style-name="T2">¿Sabe usted cuáles son las causas y cuáles son los síntomas de la IRC? La verdad que son muchos los datos que hay que saber sobre esta enfermedad. Aquí le mostramos los más importantes...</text:span></text:p>
      <text:p text:style-name="Text_20_body"/>
      <text:p text:style-name="P5">2. ¡Gánele al calor! Consejos para mantenerse hidratado durante la Hemodiálisis</text:p>
      <text:p text:style-name="P5"><text:bookmark text:name="docs-internal-guid-ee588f48-2278-9931-d85e-9e0359b003f7"/>LINK <text:tab/></text:p>
      <text:p text:style-name="P6"/>
      <text:p text:style-name="P6"><text:span text:style-name="T1">    </text:span><text:span text:style-name="T2">La enfermedad renal trae consigo limitaciones de consumo de líquidos. Es importante para el paciente renal sabes cómo hacerle frente al calor y lograr mantenerse hidratado a pesar de las restricciones... </text:span></text:p>
      <text:p text:style-name="Text_20_body"/>
      <text:p text:style-name="P5">3. ¿Quieres tener unos riñones sanos? Así debes alimentarte </text:p>
      <text:p text:style-name="P1"><text:bookmark text:name="docs-internal-guid-ee588f48-2278-cfee-fb85-73bc7dd1fae3"/>LINK http://blog.medicasantacarmen.com/quiere-evitar-la-insuficiencia-renal-cr%C3%B3nica-estos-son-los-alimentos-que-debe-comer</text:p>
      <text:p text:style-name="Text_20_body"/>
      <text:p text:style-name="P6"><text:span text:style-name="T1">    </text:span><text:span text:style-name="T2">Nuestro estilo de vida, como lo que comemos y bebemos, afecta el funcionamiento  de nuestros órganos; sin embargo, no se trata de hacer sacrificios extraordinarios para mantener la salud de nuestros riñones y prevenir una insuficiencia renal crónica, sólo es necesario...</text:span></text:p>
      <text:p text:style-name="Text_20_body"/>
      <text:p text:style-name="P5">4. ¿Diagnosticado con enfermedad renal? Sigue estos pasos</text:p>
      <text:p text:style-name="Text_20_body"/>
      <text:p text:style-name="P6"><text:span text:style-name="T1">    </text:span><text:span text:style-name="T2">Como toda enfermedad, la insuficiencia renal crónica no es una enfermedad que tenga que afrontar sólo. La noticia en un principio caerá algo fuerte, pero es importante que como paciente logremos levantar cabeza y tomar ciertos pasos que harán el tratamiento más llevadero…..</text:span></text:p>
      <text:p text:style-name="P2"><text:line-break/></text:p>
      <text:p text:style-name="P4">Corto-Largo (40x169)</text:p>
      <text:p text:style-name="P2"><text:span text:style-name="T3">¿En qué consiste la insuficiencia renal?</text:span><text:line-break/><text:span text:style-name="T3">La insuficiencia renal aguda o fracaso renal agudo es un síndrome clínico secundario a múltiples etiologías caracterizados por el brusco deterioro de la función renal...</text:span></text:p>
      <text:p text:style-name="P2"/>
      <text:p text:style-name="P4">Largo-Corto (66x161)</text:p>
      <text:p text:style-name="P2"><text:span text:style-name="T3">Los transplantes de órganos se incrementaron un 3% a nivel mundial</text:span></text:p>
      <text:p text:style-name="P3"><text:soft-page-break/><text:span text:style-name="T3">En los últimos cinco años, el número de transplantes se incrementó un 13.5% a nivel mundial, con un ritmo de crecimiento medio anual de 2.7% segú datos de 1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28:56.951620677</meta:creation-date>
    <dc:date>2016-12-21T14:59:00.311217067</dc:date>
    <meta:editing-duration>PT1H9M42S</meta:editing-duration>
    <meta:editing-cycles>1</meta:editing-cycles>
    <meta:document-statistic meta:table-count="0" meta:image-count="0" meta:object-count="0" meta:page-count="2" meta:paragraph-count="17" meta:word-count="270" meta:character-count="1838" meta:non-whitespace-character-count="1560"/>
    <meta:generator>LibreOffice/5.1.4.2$Linux_X86_64 LibreOffice_project/10m0$Build-2</meta:generator>
  </office:meta>
</office:document-meta>
</file>